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2b9" officeooo:paragraph-rsid="001462b9"/>
    </style:style>
    <style:style style:name="T1" style:family="text">
      <style:text-properties officeooo:rsid="00163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<text:span text:style-name="T1">2: i completed content of week 1 in cnn course, also we have registered for a hackathon. From today onwards i am going to solve atleast 1 question on leetcode everyd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1:34:30.115031503</meta:creation-date>
    <dc:date>2024-01-30T09:31:06.472937208</dc:date>
    <meta:editing-duration>PT2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2" meta:character-count="171" meta:non-whitespace-character-count="140"/>
  </office:meta>
</office:document-meta>
</file>